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mbria" svg:font-family="Cambria" style:font-family-generic="roman" style:font-pitch="variable" svg:panose-1="2 4 5 3 5 4 6 3 2 4"/>
    <style:font-face style:name="Courier New" svg:font-family="Courier New" style:font-family-generic="modern" style:font-pitch="fixed" svg:panose-1="2 7 3 9 2 2 5 2 4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</office:font-face-decls>
  <office:automatic-styles>
    <style:style style:name="TableColumn2" style:family="table-column">
      <style:table-column-properties style:column-width="6.7944in"/>
    </style:style>
    <style:style style:name="Table1" style:family="table" style:master-page-name="MP0">
      <style:table-properties style:width="6.7944in" fo:margin-left="0in" table:align="left"/>
    </style:style>
    <style:style style:name="TableRow3" style:family="table-row">
      <style:table-row-properties style:min-row-height="7.6402in"/>
    </style:style>
    <style:style style:name="TableCell4" style:family="table-cell">
      <style:table-cell-properties fo:border="0.0069in solid #000000" fo:padding-top="0in" fo:padding-left="0.075in" fo:padding-bottom="0in" fo:padding-right="0.075in"/>
    </style:style>
    <style:style style:name="P5" style:parent-style-name="TableContents" style:family="paragraph">
      <style:paragraph-properties fo:break-before="page"/>
    </style:style>
    <style:style style:name="P6" style:parent-style-name="Normal" style:family="paragraph">
      <style:paragraph-properties fo:margin-bottom="0in" fo:line-height="100%"/>
    </style:style>
  </office:automatic-styles>
  <office:body>
    <office:text text:use-soft-page-breaks="true">
      <table:table table:style-name="Table1">
        <table:table-columns>
          <table:table-column table:style-name="TableColumn2"/>
        </table:table-columns>
        <table:table-row table:style-name="TableRow3">
          <table:table-cell table:style-name="TableCell4">
            <text:p text:style-name="P5"/>
            <text:p text:style-name="TableContents"/>
            <text:p text:style-name="TableContents"/>
            <text:p text:style-name="Standard"/>
            <text:p text:style-name="Standard">Address Name<text:s/><text:tab/>[CiviCRM. address_name;block=w:tr]</text:p>
            <text:p text:style-name="Standard">City<text:s/><text:tab/>[CiviCRM. city;block=w:tr]</text:p>
            <text:p text:style-name="Standard">Country<text:s/><text:tab/>[CiviCRM. country;block=w:tr]</text:p>
            <text:p text:style-name="Standard">County<text:s/><text:tab/>[CiviCRM. county;block=w:tr]</text:p>
            <text:p text:style-name="Standard">Latitude<text:s/><text:tab/>[CiviCRM. geo_code_1;block=w:tr]</text:p>
            <text:p text:style-name="Standard">Longitude<text:s/><text:tab/>[CiviCRM. geo_code_2;block=w:tr]</text:p>
            <text:p text:style-name="Standard">Master Address Belongs To<text:s/><text:tab/>[CiviCRM. master_id;block=w:tr]</text:p>
            <text:p text:style-name="Standard">Postal Code<text:s/><text:tab/>[CiviCRM. postal_code;block=w:tr]</text:p>
            <text:p text:style-name="Standard">Postal Code Suffix<text:s/><text:tab/>[CiviCRM. postal_code_suffix;block=w:tr]</text:p>
            <text:p text:style-name="Standard">State<text:s/><text:tab/>[CiviCRM. state_province;block=w:tr]</text:p>
            <text:p text:style-name="Standard">Street Address<text:s/><text:tab/>[CiviCRM. street_address;block=w:tr]</text:p>
            <text:p text:style-name="Standard">Street Name<text:s/><text:tab/>[CiviCRM. street_name;block=w:tr]</text:p>
            <text:p text:style-name="Standard">Street Number<text:s/><text:tab/>[CiviCRM. street_number;block=w:tr]</text:p>
            <text:p text:style-name="Standard">Street Number Suffix<text:s/><text:tab/>[CiviCRM. street_number_suffix;block=w:tr]</text:p>
            <text:p text:style-name="Standard">Street Unit<text:s/><text:tab/>[CiviCRM. street_unit;block=w:tr]</text:p>
            <text:p text:style-name="Standard">Supplemental Address 1<text:s/><text:tab/>[CiviCRM. supplemental_address_1;block=w:tr]</text:p>
            <text:p text:style-name="Standard">Supplemental Address 2<text:s/><text:tab/>[CiviCRM. supplemental_address_2;block=w:tr]</text:p>
            <text:p text:style-name="Standard">Marital Status<text:s/><text:tab/>[CiviCRM. custom_2;block=w:tr]</text:p>
            <text:p text:style-name="Standard">Marriage Date<text:s/><text:tab/>[CiviCRM. custom_3;block=w:tr]</text:p>
            <text:p text:style-name="Standard">Most Important Issue<text:s/><text:tab/>[CiviCRM. custom_1;block=w:tr]</text:p>
            <text:p text:style-name="Standard">Addressee<text:s/><text:tab/>[CiviCRM. addressee;block=w:tr]</text:p>
            <text:p text:style-name="Standard">Birth Date<text:s/><text:tab/>[CiviCRM. birth_date;block=w:tr]</text:p>
            <text:p text:style-name="Standard">Checksum<text:s/><text:tab/>[CiviCRM. checksum;block=w:tr]</text:p>
            <text:p text:style-name="Standard">Communication Style<text:s/><text:tab/>[CiviCRM. communication_style;block=w:tr]</text:p>
            <text:p text:style-name="Standard">Contact Hash<text:s/><text:tab/>[CiviCRM. hash;block=w:tr]</text:p>
            <text:p text:style-name="Standard">Contact is in Trash<text:s/><text:tab/>[CiviCRM. contact_is_deleted;block=w:tr]</text:p>
            <text:p text:style-name="Standard">Contact Type<text:s/><text:tab/>[CiviCRM. contact_type;block=w:tr]</text:p>
            <text:p text:style-name="Standard">Created Date<text:s/><text:tab/>[CiviCRM. created_date;block=w:tr]</text:p>
            <text:p text:style-name="Standard">Current Employer<text:s/><text:tab/>[CiviCRM. current_employer;block=w:tr]</text:p>
            <text:p text:style-name="Standard">Current Employer ID<text:s/><text:tab/>[CiviCRM. current_employer_id;block=w:tr]</text:p>
            <text:p text:style-name="Standard">Display Name<text:s/><text:tab/>[CiviCRM. display_name;block=w:tr]</text:p>
            <text:p text:style-name="Standard">Do Not Email<text:s/><text:tab/>[CiviCRM. do_not_email;block=w:tr]</text:p>
            <text:p text:style-name="Standard">Do Not Mail<text:s/><text:tab/>[CiviCRM. do_not_mail;block=w:tr]</text:p>
            <text:p text:style-name="Standard">Do Not Phone<text:s/><text:tab/>[CiviCRM. do_not_phone;block=w:tr]</text:p>
            <text:p text:style-name="Standard">Do Not Sms<text:s/><text:tab/>[CiviCRM. do_not_sms;block=w:tr]</text:p>
            <text:p text:style-name="Standard">Do Not Trade<text:s/><text:tab/>[CiviCRM. do_not_trade;block=w:tr]</text:p>
            <text:p text:style-name="Standard">Email<text:s/><text:tab/>[CiviCRM. email;block=w:tr]</text:p>
            <text:p text:style-name="Standard">Email Greeting<text:s/><text:tab/>[CiviCRM. email_greeting;block=w:tr]</text:p>
            <text:p text:style-name="Standard">External Identifier<text:s/><text:tab/>[CiviCRM. external_identifier;block=w:tr]</text:p>
            <text:p text:style-name="Standard">First Name<text:s/><text:tab/>[CiviCRM. first_name;block=w:tr]</text:p>
            <text:p text:style-name="Standard">Formal Title<text:s/><text:tab/>[CiviCRM. formal_title;block=w:tr]</text:p>
            <text:p text:style-name="Standard">Gender<text:s/><text:tab/>[CiviCRM. gender;block=w:tr]</text:p>
            <text:soft-page-break/>
            <text:p text:style-name="Standard">Image Url<text:s/><text:tab/>[CiviCRM. image_URL;block=w:tr]</text:p>
            <text:p text:style-name="Standard">IM Provider<text:s/><text:tab/>[CiviCRM. im_provider;block=w:tr]</text:p>
            <text:p text:style-name="Standard">IM Screen Name<text:s/><text:tab/>[CiviCRM. im;block=w:tr]</text:p>
            <text:p text:style-name="Standard">Individual Prefix<text:s/><text:tab/>[CiviCRM. individual_prefix;block=w:tr]</text:p>
            <text:p text:style-name="Standard">Individual Suffix<text:s/><text:tab/>[CiviCRM. individual_suffix;block=w:tr]</text:p>
            <text:p text:style-name="Standard">Internal Contact ID<text:s/><text:tab/>[CiviCRM. contact_id;block=w:tr]</text:p>
            <text:p text:style-name="Standard">Job Title<text:s/><text:tab/>[CiviCRM. job_title;block=w:tr]</text:p>
            <text:p text:style-name="Standard">Last Name<text:s/><text:tab/>[CiviCRM. last_name;block=w:tr]</text:p>
            <text:p text:style-name="Standard">Location Type<text:s/><text:tab/>[CiviCRM. location_type;block=w:tr]</text:p>
            <text:p text:style-name="Standard">Middle Name<text:s/><text:tab/>[CiviCRM. middle_name;block=w:tr]</text:p>
            <text:p text:style-name="Standard">Modified Date<text:s/><text:tab/>[CiviCRM. modified_date;block=w:tr]</text:p>
            <text:p text:style-name="Standard">Nickname<text:s/><text:tab/>[CiviCRM. nick_name;block=w:tr]</text:p>
            <text:p text:style-name="Standard">No Bulk Emails (User Opt Out)<text:s/><text:tab/>[CiviCRM. is_opt_out;block=w:tr]</text:p>
            <text:p text:style-name="Standard">On Hold<text:s/><text:tab/>[CiviCRM. on_hold;block=w:tr]</text:p>
            <text:p text:style-name="Standard">OpenID<text:s/><text:tab/>[CiviCRM. openid;block=w:tr]</text:p>
            <text:p text:style-name="Standard">Phone<text:s/><text:tab/>[CiviCRM. phone;block=w:tr]</text:p>
            <text:p text:style-name="Standard">Phone Extension<text:s/><text:tab/>[CiviCRM. phone_ext;block=w:tr]</text:p>
            <text:p text:style-name="Standard">Postal Greeting<text:s/><text:tab/>[CiviCRM. postal_greeting;block=w:tr]</text:p>
            <text:p text:style-name="Standard">Preferred Communication Method<text:s/><text:tab/>[CiviCRM. preferred_communication_method;block=w:tr]</text:p>
            <text:p text:style-name="Standard">Preferred Language<text:s/><text:tab/>[CiviCRM. preferred_language;block=w:tr]</text:p>
            <text:p text:style-name="Standard">Preferred Mail Format<text:s/><text:tab/>[CiviCRM. preferred_mail_format;block=w:tr]</text:p>
            <text:p text:style-name="Standard">Signature Html<text:s/><text:tab/>[CiviCRM. signature_html;block=w:tr]</text:p>
            <text:p text:style-name="Standard">Signature Text<text:s/><text:tab/>[CiviCRM. signature_text;block=w:tr]</text:p>
            <text:p text:style-name="Standard">Sort Name<text:s/><text:tab/>[CiviCRM. sort_name;block=w:tr]</text:p>
            <text:p text:style-name="Standard">Source of Contact Data<text:s/><text:tab/>[CiviCRM. contact_source;block=w:tr]</text:p>
            <text:p text:style-name="Standard">Website<text:s/><text:tab/>[CiviCRM. url;block=w:tr]</text:p>
            <text:p text:style-name="TableContents">World Region<text:s/><text:tab/>[CiviCRM. world_region;block=w:tr]</text:p>
            <text:p text:style-name="TableContents"/>
            <text:p text:style-name="TableContents"/>
            <text:p text:style-name="TableContents"/>
            <text:p text:style-name="TableContents"/>
            <text:p text:style-name="TableContents"/>
            <text:p text:style-name="TableContents"/>
            <text:p text:style-name="TableContents"/>
            <text:p text:style-name="TableContents"/>
            <text:p text:style-name="TableContents"/>
            <text:p text:style-name="TableContents"/>
            <text:p text:style-name="TableContents"/>
            <text:p text:style-name="P6"/>
          </table:table-cell>
        </table:table-row>
      </table:table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mbria" svg:font-family="Cambria" style:font-family-generic="roman" style:font-pitch="variable" svg:panose-1="2 4 5 3 5 4 6 3 2 4"/>
    <style:font-face style:name="Courier New" svg:font-family="Courier New" style:font-family-generic="modern" style:font-pitch="fixed" svg:panose-1="2 7 3 9 2 2 5 2 4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PlainText" style:display-name="Plain Text" style:family="paragraph" style:parent-style-name="Normal">
      <style:paragraph-properties fo:margin-bottom="0in" fo:line-height="100%"/>
      <style:text-properties style:font-name="Consolas" fo:font-size="10.5pt" style:font-size-asian="10.5pt" style:font-size-complex="10.5pt" fo:hyphenate="false"/>
    </style:style>
    <style:style style:name="PlainTextChar" style:display-name="Plain Text Char" style:family="text" style:parent-style-name="DefaultParagraphFont">
      <style:text-properties style:font-name="Consolas" fo:font-size="10.5pt" style:font-size-asian="10.5pt" style:font-size-complex="10.5pt"/>
    </style:style>
    <style:style style:name="EnvelopeAddress" style:display-name="Envelope Address" style:family="paragraph" style:parent-style-name="Normal">
      <style:paragraph-properties style:vertical-align="auto" fo:margin-bottom="0in" fo:line-height="100%" fo:margin-left="2in">
        <style:tab-stops/>
      </style:paragraph-properties>
      <style:text-properties style:font-name="Cambria" style:font-name-asian="Times New Roman" fo:font-size="12pt" style:font-size-asian="12pt" style:font-size-complex="12pt" fo:hyphenate="false"/>
    </style:style>
    <style:style style:name="EnvelopeReturn" style:display-name="Envelope Return" style:family="paragraph" style:parent-style-name="Normal">
      <style:paragraph-properties style:vertical-align="auto" fo:margin-bottom="0in" fo:line-height="100%"/>
      <style:text-properties style:font-name="Cambria" style:font-name-asian="Times New Roman" fo:font-size="10pt" style:font-size-asian="10pt" style:font-size-complex="10pt" fo:hyphenate="true"/>
    </style:style>
    <style:style style:name="HTMLCode" style:display-name="HTML Code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TableContents" style:display-name="Table Contents" style:family="paragraph" style:parent-style-name="Normal">
      <style:paragraph-properties fo:widows="0" fo:orphans="0" text:number-lines="false" fo:margin-bottom="0in" fo:line-height="100%"/>
      <style:text-properties style:font-name="Times New Roman" style:font-name-asian="SimSun" style:font-name-complex="Mangal" style:letter-kerning="true" fo:font-size="12pt" style:font-size-asian="12pt" style:font-size-complex="12pt" style:language-asian="zh" style:country-asian="CN" style:language-complex="hi" style:country-complex="IN" fo:hyphenate="false"/>
    </style:style>
    <style:style style:name="Textbody" style:display-name="Text body" style:family="paragraph" style:parent-style-name="Normal">
      <style:paragraph-properties fo:widows="0" fo:orphans="0" fo:margin-bottom="0.0833in" fo:line-height="100%"/>
      <style:text-properties style:font-name="Times New Roman" style:font-name-asian="SimSun" style:font-name-complex="Mangal" style:letter-kerning="true" fo:font-size="12pt" style:font-size-asian="12pt" style:font-size-complex="12pt" style:language-asian="zh" style:country-asian="CN" style:language-complex="hi" style:country-complex="IN" fo:hyphenate="false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Standard" style:display-name="Standard" style:family="paragraph">
      <style:paragraph-properties fo:widows="0" fo:orphans="0" fo:margin-bottom="0in" fo:line-height="100%"/>
      <style:text-properties style:font-name="Times New Roman" style:font-name-asian="SimSun" style:font-name-complex="Mangal" style:letter-kerning="true" fo:font-size="12pt" style:font-size-asian="12pt" style:font-size-complex="12pt" fo:language="en" fo:country="GB" style:language-asian="zh" style:country-asian="CN" style:language-complex="hi" style:country-complex="IN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1in" fo:margin-left="1.0423in" fo:margin-bottom="1in" fo:margin-right="1.043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SOLOMON ANNAN</meta:initial-creator>
    <dc:creator>SOLOMON ANNAN</dc:creator>
    <meta:creation-date>2015-04-27T14:45:00Z</meta:creation-date>
    <dc:date>2015-05-06T21:32:00Z</dc:date>
    <meta:template xlink:href="Normal.dotm" xlink:type="simple"/>
    <meta:editing-cycles>94</meta:editing-cycles>
    <meta:editing-duration>PT5700S</meta:editing-duration>
    <meta:document-statistic meta:page-count="2" meta:paragraph-count="6" meta:word-count="518" meta:character-count="3467" meta:row-count="24" meta:non-whitespace-character-count="2955"/>
  </office:meta>
</office:document-meta>
</file>